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2" xml:id="id1" draw:id="id1" draw:layer="layout" svg:width="2.747cm" svg:height="0.856cm" svg:x="12.627cm" svg:y="0.264cm">
          <text:p text:style-name="P1"><text:span text:style-name="T1">STAR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xml:id="id3" draw:id="id3" draw:layer="layout" svg:width="3.222cm" svg:height="1.255cm" svg:x="12.389cm" svg:y="5.673cm">
          <text:p text:style-name="P2"><text:span text:style-name="T1">CNT1--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2" draw:id="id2" draw:layer="layout" svg:width="2.849cm" svg:height="2.612cm" svg:x="12.576cm" svg:y="2.104cm">
          <text:p text:style-name="P1"><text:span text:style-name="T1">INPUT==0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svg:x1="14cm" svg:y1="1.12cm" svg:x2="14.001cm" svg:y2="2.104cm" draw:start-shape="id1" draw:start-glue-point="6" draw:end-shape="id2" draw:end-glue-point="4" svg:d="M14000 1120v493h1v491" svg:viewBox="0 0 2 985">
          <text:p/>
        </draw:connector>
        <draw:connector draw:style-name="gr2" draw:text-style-name="P1" draw:layer="layout" svg:x1="14.001cm" svg:y1="4.716cm" svg:x2="14cm" svg:y2="5.673cm" draw:start-shape="id2" draw:start-glue-point="6" draw:end-shape="id3" draw:end-glue-point="4" svg:d="M14001 4716v479h-1v478" svg:viewBox="0 0 2 958">
          <text:p/>
        </draw:connector>
        <draw:custom-shape draw:style-name="gr1" draw:text-style-name="P2" xml:id="id5" draw:id="id5" draw:layer="layout" svg:width="2.747cm" svg:height="0.966cm" svg:x="8.327cm" svg:y="5.909cm">
          <text:p text:style-name="P1"><text:span text:style-name="T1">RETURN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xml:id="id4" draw:id="id4" draw:layer="layout" svg:width="4.282cm" svg:height="1.255cm" svg:x="7.593cm" svg:y="3.973cm">
          <text:p text:style-name="P2"><text:span text:style-name="T1">CNT1=10</text:span></text:p>
          <text:p text:style-name="P2"><text:span text:style-name="T1">BUTTON STATE=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2.576cm" svg:y1="3.41cm" svg:x2="9.734cm" svg:y2="3.973cm" draw:start-shape="id2" draw:start-glue-point="5" draw:end-shape="id4" draw:end-glue-point="4" svg:d="M12576 3410h-2842v563" svg:viewBox="0 0 2843 564">
          <text:p/>
        </draw:connector>
        <draw:connector draw:style-name="gr2" draw:text-style-name="P1" draw:layer="layout" svg:x1="9.734cm" svg:y1="5.228cm" svg:x2="9.7cm" svg:y2="5.909cm" draw:start-shape="id4" draw:start-glue-point="6" draw:end-shape="id5" draw:end-glue-point="4" svg:d="M9734 5228v341h-34v340" svg:viewBox="0 0 35 682">
          <text:p/>
        </draw:connector>
        <draw:frame draw:style-name="gr3" draw:text-style-name="P1" draw:layer="layout" svg:width="1.419cm" svg:height="0.962cm" svg:x="10.92cm" svg:y="2.494cm">
          <draw:text-box>
            <text:p text:style-name="P1">N</text:p>
          </draw:text-box>
        </draw:frame>
        <draw:frame draw:style-name="gr3" draw:text-style-name="P1" draw:layer="layout" svg:width="1.419cm" svg:height="0.962cm" svg:x="14.321cm" svg:y="4.494cm">
          <draw:text-box>
            <text:p text:style-name="P1">Y</text:p>
          </draw:text-box>
        </draw:frame>
        <draw:custom-shape draw:style-name="gr1" draw:text-style-name="P2" xml:id="id6" draw:id="id6" draw:layer="layout" svg:width="2.849cm" svg:height="2.612cm" svg:x="12.576cm" svg:y="7.905cm">
          <text:p text:style-name="P1"><text:span text:style-name="T1">CNT1==0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svg:x1="14cm" svg:y1="6.928cm" svg:x2="14.001cm" svg:y2="7.905cm" draw:start-shape="id3" draw:start-glue-point="6" draw:end-shape="id6" draw:end-glue-point="4" svg:d="M14000 6928v489h1v488" svg:viewBox="0 0 2 978">
          <text:p/>
        </draw:connector>
        <draw:custom-shape draw:style-name="gr1" draw:text-style-name="P2" xml:id="id7" draw:id="id7" draw:layer="layout" svg:width="4.282cm" svg:height="1.255cm" svg:x="11.859cm" svg:y="11.573cm">
          <text:p text:style-name="P2"><text:span text:style-name="T1">CNT1=10</text:span></text:p>
          <text:p text:style-name="P2"><text:span text:style-name="T1">BUTTON STATE=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4.001cm" svg:y1="10.517cm" svg:x2="14cm" svg:y2="11.573cm" draw:start-shape="id6" draw:start-glue-point="6" draw:end-shape="id7" draw:end-glue-point="4" svg:d="M14001 10517v528h-1v528" svg:viewBox="0 0 2 1057">
          <text:p/>
        </draw:connector>
        <draw:custom-shape draw:style-name="gr1" draw:text-style-name="P2" xml:id="id8" draw:id="id8" draw:layer="layout" svg:width="2.747cm" svg:height="0.966cm" svg:x="12.627cm" svg:y="13.51cm">
          <text:p text:style-name="P1"><text:span text:style-name="T1">RETURN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" draw:text-style-name="P1" draw:layer="layout" svg:x1="14cm" svg:y1="12.828cm" svg:x2="14cm" svg:y2="13.51cm" draw:start-shape="id7" draw:start-glue-point="6" draw:end-shape="id8" draw:end-glue-point="4" svg:d="M14000 12828v682" svg:viewBox="0 0 1 683">
          <text:p/>
        </draw:connector>
        <draw:custom-shape draw:style-name="gr1" draw:text-style-name="P2" xml:id="id9" draw:id="id9" draw:layer="layout" svg:width="2.747cm" svg:height="0.966cm" svg:x="16.727cm" svg:y="8.711cm">
          <text:p text:style-name="P1"><text:span text:style-name="T1">RETURN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" draw:text-style-name="P1" draw:layer="layout" svg:x1="15.425cm" svg:y1="9.211cm" svg:x2="16.727cm" svg:y2="9.194cm" draw:start-shape="id6" draw:start-glue-point="7" draw:end-shape="id9" draw:end-glue-point="5" svg:d="M15425 9211h651v-17h651" svg:viewBox="0 0 1303 18">
          <text:p/>
        </draw:connector>
        <draw:frame draw:style-name="gr3" draw:text-style-name="P1" draw:layer="layout" svg:width="1.419cm" svg:height="0.962cm" svg:x="14.322cm" svg:y="10.494cm">
          <draw:text-box>
            <text:p text:style-name="P1">Y</text:p>
          </draw:text-box>
        </draw:frame>
        <draw:frame draw:style-name="gr3" draw:text-style-name="P1" draw:layer="layout" svg:width="1.419cm" svg:height="0.962cm" svg:x="15.221cm" svg:y="8.294cm">
          <draw:text-box>
            <text:p text:style-name="P1">N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7T18:13:04.132143949</meta:creation-date>
    <dc:date>2016-01-17T18:23:30.780308648</dc:date>
    <meta:editing-duration>PT1M39S</meta:editing-duration>
    <meta:editing-cycles>2</meta:editing-cycles>
    <meta:generator>LibreOffice/4.2.8.2$Linux_X86_64 LibreOffice_project/420m0$Build-2</meta:generator>
    <meta:document-statistic meta:object-count="44"/>
  </office:meta>
</office:document-meta>
</file>